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7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VALTENA EIR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603193572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NUC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2599426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GONZALES ACUÑA ERICA KARIN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0394592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259942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5/10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7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7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7/09/2021</text:p>
          </table:table-cell>
          <table:table-cell table:style-name="Tabla2.A3" office:value-type="string">
            <text:p text:style-name="P22">4755545</text:p>
          </table:table-cell>
          <table:table-cell table:style-name="Tabla2.D3" office:value-type="string">
            <text:p text:style-name="P23">7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5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23:28:3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